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3" style:family="paragraph" style:parent-style-name="Heading_20_3">
      <style:paragraph-properties fo:margin-left="0cm" fo:margin-right="0cm" fo:margin-top="0.635cm" fo:margin-bottom="0.423cm" style:contextual-spacing="false" fo:line-height="125%" fo:orphans="2" fo:widows="2" fo:text-indent="0cm" style:auto-text-indent="false"/>
    </style:style>
    <style:style style:name="P4"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e" loext:opacity="100%" style:font-name="apple-system"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P7" style:family="paragraph" style:parent-style-name="Text_20_body" style:list-style-name="L1">
      <style:paragraph-properties fo:margin-top="0cm" fo:margin-bottom="0cm" style:contextual-spacing="false" fo:orphans="2" fo:widows="2"/>
      <style:text-properties fo:font-variant="normal" fo:text-transform="none" fo:color="#24292e" loext:opacity="100%" style:font-name="apple-system" fo:font-size="12pt" fo:letter-spacing="normal" fo:font-style="normal" fo:font-weight="normal"/>
    </style:style>
    <style:style style:name="P8" style:family="paragraph" style:parent-style-name="Text_20_body" style:list-style-name="L2">
      <style:paragraph-properties fo:margin-top="0cm" fo:margin-bottom="0cm" style:contextual-spacing="false" fo:orphans="2" fo:widows="2"/>
      <style:text-properties fo:font-variant="normal" fo:text-transform="none" fo:color="#24292e" loext:opacity="100%" style:font-name="apple-system" fo:font-size="12pt" fo:letter-spacing="normal" fo:font-style="normal" fo:font-weight="normal"/>
    </style:style>
    <style:style style:name="P9" style:family="paragraph" style:parent-style-name="Text_20_body" style:list-style-name="L1">
      <style:paragraph-properties fo:margin-top="0cm" fo:margin-bottom="0cm" style:contextual-spacing="false" fo:orphans="2" fo:widows="2"/>
    </style:style>
    <style:style style:name="P10" style:family="paragraph" style:parent-style-name="Text_20_body" style:list-style-name="L5">
      <style:paragraph-properties fo:margin-top="0cm" fo:margin-bottom="0cm" style:contextual-spacing="false" fo:orphans="2" fo:widows="2"/>
    </style:style>
    <style:style style:name="P11" style:family="paragraph" style:parent-style-name="Text_20_body" style:list-style-name="L2">
      <style:paragraph-properties fo:margin-top="0cm" fo:margin-bottom="0.423cm" style:contextual-spacing="false" fo:orphans="2" fo:widows="2"/>
      <style:text-properties fo:font-variant="normal" fo:text-transform="none" fo:color="#24292e" loext:opacity="100%" fo:letter-spacing="normal"/>
    </style:style>
    <style:style style:name="P12" style:family="paragraph" style:parent-style-name="Text_20_body" style:list-style-name="L6">
      <style:paragraph-properties fo:margin-top="0cm" fo:margin-bottom="0.423cm" style:contextual-spacing="false" fo:orphans="2" fo:widows="2"/>
    </style:style>
    <style:style style:name="P13" style:family="paragraph" style:parent-style-name="Text_20_body" style:list-style-name="L1">
      <style:paragraph-properties fo:margin-top="0.423cm" fo:margin-bottom="0.423cm" style:contextual-spacing="false" fo:orphans="2" fo:widows="2"/>
      <style:text-properties fo:font-variant="normal" fo:text-transform="none" fo:color="#24292e" loext:opacity="100%" fo:letter-spacing="normal"/>
    </style:style>
    <style:style style:name="P14" style:family="paragraph" style:parent-style-name="Text_20_body" style:list-style-name="L3">
      <style:paragraph-properties fo:margin-top="0.423cm" fo:margin-bottom="0.423cm" style:contextual-spacing="false" fo:orphans="2" fo:widows="2"/>
      <style:text-properties fo:font-variant="normal" fo:text-transform="none" fo:color="#24292e" loext:opacity="100%" fo:letter-spacing="normal"/>
    </style:style>
    <style:style style:name="P15" style:family="paragraph" style:parent-style-name="Text_20_body" style:list-style-name="L4">
      <style:paragraph-properties fo:margin-top="0.423cm" fo:margin-bottom="0.423cm" style:contextual-spacing="false" fo:orphans="2" fo:widows="2"/>
      <style:text-properties fo:font-variant="normal" fo:text-transform="none" fo:color="#24292e" loext:opacity="100%" fo:letter-spacing="normal"/>
    </style:style>
    <style:style style:name="P16" style:family="paragraph" style:parent-style-name="Text_20_body" style:list-style-name="L5">
      <style:paragraph-properties fo:margin-top="0.423cm" fo:margin-bottom="0.423cm" style:contextual-spacing="false" fo:orphans="2" fo:widows="2"/>
      <style:text-properties fo:font-variant="normal" fo:text-transform="none" fo:color="#24292e" loext:opacity="100%" fo:letter-spacing="normal"/>
    </style:style>
    <style:style style:name="P17" style:family="paragraph" style:parent-style-name="Text_20_body" style:list-style-name="L1">
      <style:paragraph-properties fo:margin-top="0.423cm" fo:margin-bottom="0.423cm" style:contextual-spacing="false" fo:orphans="2" fo:widows="2"/>
      <style:text-properties fo:font-variant="normal" fo:text-transform="none" fo:color="#24292e" loext:opacity="100%" style:font-name="apple-system" fo:font-size="12pt" fo:letter-spacing="normal" fo:font-style="normal" fo:font-weight="normal"/>
    </style:style>
    <style:style style:name="P18" style:family="paragraph" style:parent-style-name="Text_20_body" style:list-style-name="L3">
      <style:paragraph-properties fo:margin-top="0.423cm" fo:margin-bottom="0.423cm" style:contextual-spacing="false" fo:orphans="2" fo:widows="2"/>
      <style:text-properties fo:font-variant="normal" fo:text-transform="none" fo:color="#24292e" loext:opacity="100%" style:font-name="apple-system" fo:font-size="12pt" fo:letter-spacing="normal" fo:font-style="normal" fo:font-weight="normal"/>
    </style:style>
    <style:style style:name="P19" style:family="paragraph" style:parent-style-name="Text_20_body" style:list-style-name="L4">
      <style:paragraph-properties fo:margin-top="0.423cm" fo:margin-bottom="0.423cm" style:contextual-spacing="false" fo:orphans="2" fo:widows="2"/>
      <style:text-properties fo:font-variant="normal" fo:text-transform="none" fo:color="#24292e" loext:opacity="100%" style:font-name="apple-system" fo:font-size="12pt" fo:letter-spacing="normal" fo:font-style="normal" fo:font-weight="normal"/>
    </style:style>
    <style:style style:name="P20" style:family="paragraph" style:parent-style-name="Text_20_body" style:list-style-name="L5">
      <style:paragraph-properties fo:margin-top="0.423cm" fo:margin-bottom="0.423cm" style:contextual-spacing="false" fo:orphans="2" fo:widows="2"/>
      <style:text-properties fo:font-variant="normal" fo:text-transform="none" fo:color="#24292e" loext:opacity="100%" style:font-name="apple-system" fo:font-size="12pt" fo:letter-spacing="normal" fo:font-style="normal" fo:font-weight="normal"/>
    </style:style>
    <style:style style:name="P21" style:family="paragraph" style:parent-style-name="Text_20_body" style:list-style-name="L1">
      <style:paragraph-properties fo:margin-top="0.423cm" fo:margin-bottom="0.423cm" style:contextual-spacing="false" fo:orphans="2" fo:widows="2"/>
    </style:style>
    <style:style style:name="P22" style:family="paragraph" style:parent-style-name="Text_20_body" style:list-style-name="L3">
      <style:paragraph-properties fo:margin-top="0.423cm" fo:margin-bottom="0.423cm" style:contextual-spacing="false" fo:orphans="2" fo:widows="2"/>
    </style:style>
    <style:style style:name="P23" style:family="paragraph" style:parent-style-name="Text_20_body" style:list-style-name="L4">
      <style:paragraph-properties fo:margin-top="0.423cm" fo:margin-bottom="0.423cm" style:contextual-spacing="false" fo:orphans="2" fo:widows="2"/>
    </style:style>
    <style:style style:name="P24" style:family="paragraph" style:parent-style-name="Text_20_body" style:list-style-name="L5">
      <style:paragraph-properties fo:margin-top="0.423cm" fo:margin-bottom="0.423cm" style:contextual-spacing="false" fo:orphans="2" fo:widows="2"/>
    </style:style>
    <style:style style:name="P25" style:family="paragraph" style:parent-style-name="Text_20_body" style:list-style-name="L2">
      <style:paragraph-properties fo:margin-top="0.079cm" fo:margin-bottom="0.247cm" style:contextual-spacing="false" fo:orphans="2" fo:widows="2"/>
      <style:text-properties fo:font-variant="normal" fo:text-transform="none" fo:color="#24292e" loext:opacity="100%" fo:letter-spacing="normal"/>
    </style:style>
    <style:style style:name="T1" style:family="text">
      <style:text-properties style:font-name="apple-system" fo:font-size="12pt" fo:font-style="normal" fo:font-weight="normal"/>
    </style:style>
    <style:style style:name="T2" style:family="text">
      <style:text-properties fo:font-variant="normal" fo:text-transform="none" fo:color="#24292e" loext:opacity="100%" style:font-name="apple-system" fo:font-size="12pt" fo:letter-spacing="normal" fo:font-style="normal" fo:font-weight="bold"/>
    </style:style>
    <style:style style:name="T3" style:family="text">
      <style:text-properties fo:font-variant="normal" fo:text-transform="none" fo:color="#24292e" loext:opacity="100%" style:font-name="apple-system" fo:font-size="12pt" fo:letter-spacing="normal" fo:font-style="normal" fo:font-weight="normal"/>
    </style:style>
    <style:style style:name="T4" style:family="text">
      <style:text-properties fo:font-variant="normal" fo:text-transform="none" fo:color="#24292e" loext:opacity="100%" style:font-name="apple-system" fo:letter-spacing="normal" fo:font-style="normal" fo:font-weight="bold"/>
    </style:style>
    <style:style style:name="T5" style:family="text">
      <style:text-properties fo:font-variant="normal" fo:text-transform="none" fo:color="#24292e" loext:opacity="100%" fo:letter-spacing="normal"/>
    </style:style>
    <style:style style:name="T6" style:family="text">
      <style:text-properties fo:font-variant="normal" fo:text-transform="none" fo:color="#0366d6" loext:opacity="100%" style:text-line-through-style="none" style:text-line-through-type="none" style:font-name="apple-system"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gic CheckList for Web Applications</text:h>
      <text:p text:style-name="P5"><text:span text:style-name="Strong_20_Emphasis"><text:span text:style-name="T2">Information Gathering:</text:span></text:span></text:p>
      <text:list xml:id="list2134842000" text:style-name="L1">
        <text:list-item>
          <text:p text:style-name="P13"> <text:span text:style-name="T1">OSINT</text:span></text:p>
          <text:list>
            <text:list-item>
              <text:p text:style-name="P21"><text:span text:style-name="T5"> </text:span><text:a xlink:type="simple" xlink:href="https://www.google.com/" text:style-name="Internet_20_link" text:visited-style-name="Visited_20_Internet_20_Link"><text:span text:style-name="T6">Google</text:span></text:a></text:p>
              <text:p text:style-name="P17">Use dorks, site, inurl, intext, intitle, etc.</text:p>
            </text:list-item>
            <text:list-item>
              <text:p text:style-name="P21"><text:span text:style-name="T5"> </text:span><text:a xlink:type="simple" xlink:href="https://www.bing.com/" text:style-name="Internet_20_link" text:visited-style-name="Visited_20_Internet_20_Link"><text:span text:style-name="T6">Bing</text:span></text:a></text:p>
            </text:list-item>
            <text:list-item>
              <text:p text:style-name="P21"><text:span text:style-name="T5"> </text:span><text:a xlink:type="simple" xlink:href="https://duckduckgo.com/" text:style-name="Internet_20_link" text:visited-style-name="Visited_20_Internet_20_Link"><text:span text:style-name="T6">Duckduckgo</text:span></text:a></text:p>
              <text:p text:style-name="P17">site:target.com inurl:'&amp;'</text:p>
            </text:list-item>
            <text:list-item>
              <text:p text:style-name="P21"><text:span text:style-name="T5"> </text:span><text:a xlink:type="simple" xlink:href="https://censys.io/" text:style-name="Internet_20_link" text:visited-style-name="Visited_20_Internet_20_Link"><text:span text:style-name="T6">Censys</text:span></text:a></text:p>
            </text:list-item>
            <text:list-item>
              <text:p text:style-name="P21"><text:span text:style-name="T5"> </text:span><text:a xlink:type="simple" xlink:href="https://www.shodan.io/" text:style-name="Internet_20_link" text:visited-style-name="Visited_20_Internet_20_Link"><text:span text:style-name="T6">Shodan</text:span></text:a></text:p>
              <text:p text:style-name="P17">Use filters</text:p>
              <text:list>
                <text:list-item>
                  <text:p text:style-name="P9"><text:a xlink:type="simple" xlink:href="https://addons.mozilla.org/en-US/firefox/addon/shodan_io/" text:style-name="Internet_20_link" text:visited-style-name="Visited_20_Internet_20_Link"><text:span text:style-name="T6">Shodan Firefox Addon</text:span></text:a></text:p>
                </text:list-item>
              </text:list>
            </text:list-item>
            <text:list-item>
              <text:p text:style-name="P21"><text:span text:style-name="T5"> </text:span><text:a xlink:type="simple" xlink:href="https://github.com/" text:style-name="Internet_20_link" text:visited-style-name="Visited_20_Internet_20_Link"><text:span text:style-name="T6">Github</text:span></text:a></text:p>
              <text:list>
                <text:list-item>
                  <text:p text:style-name="P9"><text:a xlink:type="simple" xlink:href="https://github.com/BishopFox/GitGot" text:style-name="Internet_20_link" text:visited-style-name="Visited_20_Internet_20_Link"><text:span text:style-name="T6">GitGot</text:span></text:a></text:p>
                </text:list-item>
              </text:list>
              <text:p text:style-name="P17">./gitgot.py --gist -q CompanyName ./gitgot.py -q '"example.com"' ./gitgot.py -q "org:github cats"</text:p>
              <text:list text:continue-numbering="true">
                <text:list-item>
                  <text:p text:style-name="P9"><text:a xlink:type="simple" xlink:href="https://github.com/michenriksen/gitrob" text:style-name="Internet_20_link" text:visited-style-name="Visited_20_Internet_20_Link"><text:span text:style-name="T6">Gitrob</text:span></text:a></text:p>
                </text:list-item>
                <text:list-item>
                  <text:p text:style-name="P9"><text:a xlink:type="simple" xlink:href="https://shhgit.darkport.co.uk/" text:style-name="Internet_20_link" text:visited-style-name="Visited_20_Internet_20_Link"><text:span text:style-name="T6">https://shhgit.darkport.co.uk</text:span></text:a></text:p>
                </text:list-item>
              </text:list>
            </text:list-item>
            <text:list-item>
              <text:p text:style-name="P21"><text:span text:style-name="T5"> </text:span><text:a xlink:type="simple" xlink:href="https://gitlab.com/" text:style-name="Internet_20_link" text:visited-style-name="Visited_20_Internet_20_Link"><text:span text:style-name="T6">Gitlab</text:span></text:a></text:p>
            </text:list-item>
            <text:list-item>
              <text:p text:style-name="P21"><text:span text:style-name="T5"> </text:span><text:a xlink:type="simple" xlink:href="https://pastebin.com/" text:style-name="Internet_20_link" text:visited-style-name="Visited_20_Internet_20_Link"><text:span text:style-name="T6">Pastebin</text:span></text:a></text:p>
              <text:list>
                <text:list-item>
                  <text:p text:style-name="P9"><text:a xlink:type="simple" xlink:href="https://andrewmohawk.com/pasteLert/" text:style-name="Internet_20_link" text:visited-style-name="Visited_20_Internet_20_Link"><text:span text:style-name="T6">PasteLert</text:span></text:a></text:p>
                </text:list-item>
              </text:list>
            </text:list-item>
            <text:list-item>
              <text:p text:style-name="P21"><text:span text:style-name="T5"> </text:span><text:a xlink:type="simple" xlink:href="https://trello.com/" text:style-name="Internet_20_link" text:visited-style-name="Visited_20_Internet_20_Link"><text:span text:style-name="T6">Trello</text:span></text:a></text:p>
              <text:p text:style-name="P21"><text:soft-page-break/><text:span text:style-name="T3">Example of google dork: inurl:</text:span><text:a xlink:type="simple" xlink:href="https://trello.com/" text:style-name="Internet_20_link" text:visited-style-name="Visited_20_Internet_20_Link"><text:span text:style-name="T6">https://trello.com</text:span></text:a><text:span text:style-name="T3"> AND intext:target.com site:trello.com target.com</text:span></text:p>
            </text:list-item>
            <text:list-item>
              <text:p text:style-name="P21"><text:span text:style-name="T5"> </text:span><text:a xlink:type="simple" xlink:href="https://www.linkedin.com/uas/login?_l=es" text:style-name="Internet_20_link" text:visited-style-name="Visited_20_Internet_20_Link"><text:span text:style-name="T6">Linkedin</text:span></text:a></text:p>
              <text:p text:style-name="P17">Find developers working at the target company and check their github/gitlab repos</text:p>
            </text:list-item>
            <text:list-item>
              <text:p text:style-name="P13"> <text:span text:style-name="T1">Acquisition</text:span></text:p>
              <text:list>
                <text:list-item>
                  <text:p text:style-name="P9"><text:a xlink:type="simple" xlink:href="https://www.crunchbase.com/" text:style-name="Internet_20_link" text:visited-style-name="Visited_20_Internet_20_Link"><text:span text:style-name="T6">Crunchbase</text:span></text:a></text:p>
                </text:list-item>
                <text:list-item>
                  <text:p text:style-name="P9"><text:a xlink:type="simple" xlink:href="https://es.wikipedia.org/" text:style-name="Internet_20_link" text:visited-style-name="Visited_20_Internet_20_Link"><text:span text:style-name="T6">Wikipedia</text:span></text:a></text:p>
                </text:list-item>
              </text:list>
              <text:p text:style-name="P17">Very useful for wide/undefined scopes (For example AT&amp;T)</text:p>
            </text:list-item>
          </text:list>
        </text:list-item>
        <text:list-item>
          <text:p text:style-name="P13"> <text:span text:style-name="T1">Find ASNs Autonomous System Number)</text:span></text:p>
          <text:p text:style-name="P21"><text:span text:style-name="T3">Find which organization registered the domains </text:span><text:a xlink:type="simple" xlink:href="http://whois.domaintools.com/" text:style-name="Internet_20_link" text:visited-style-name="Visited_20_Internet_20_Link"><text:span text:style-name="T6">Use Whois</text:span></text:a></text:p>
          <text:list>
            <text:list-item>
              <text:p text:style-name="P9"><text:a xlink:type="simple" xlink:href="http://asnmap.com/" text:style-name="Internet_20_link" text:visited-style-name="Visited_20_Internet_20_Link"><text:span text:style-name="T6">http://asnmap.com</text:span></text:a><text:span text:style-name="T3"> (Get ASN Map)</text:span></text:p>
            </text:list-item>
            <text:list-item>
              <text:p text:style-name="P9"><text:a xlink:type="simple" xlink:href="https://bgp.he.net/" text:style-name="Internet_20_link" text:visited-style-name="Visited_20_Internet_20_Link"><text:span text:style-name="T6">https://bgp.he.net</text:span></text:a><text:span text:style-name="T3"> (Get ASNs)</text:span></text:p>
            </text:list-item>
            <text:list-item>
              <text:p text:style-name="P9"><text:a xlink:type="simple" xlink:href="https://mxtoolbox.com/asn.aspx" text:style-name="Internet_20_link" text:visited-style-name="Visited_20_Internet_20_Link"><text:span text:style-name="T6">https://mxtoolbox.com/asn.aspx</text:span></text:a></text:p>
            </text:list-item>
          </text:list>
        </text:list-item>
        <text:list-item>
          <text:p text:style-name="P13"> <text:span text:style-name="T1">Get Domains / Subdomains for an IP range</text:span></text:p>
          <text:list>
            <text:list-item>
              <text:p text:style-name="P9"><text:a xlink:type="simple" xlink:href="https://github.com/zeropwn/spyse.py" text:style-name="Internet_20_link" text:visited-style-name="Visited_20_Internet_20_Link"><text:span text:style-name="T6">https://github.com/zeropwn/spyse.py</text:span></text:a></text:p>
            </text:list-item>
          </text:list>
          <text:p text:style-name="P17">spyse -target xxx.xxx.xxx.0/24 --domains-on-ip</text:p>
        </text:list-item>
        <text:list-item>
          <text:p text:style-name="P13"> <text:span text:style-name="T1">Find unique domains</text:span></text:p>
          <text:p text:style-name="P17">for i in $(cat domain_names.txt); do echo""; echo "ASN $i";echo ""; amass intel -active -asn $i;echo ""; done</text:p>
        </text:list-item>
        <text:list-item>
          <text:p text:style-name="P13"> <text:span text:style-name="T1">Find Subdomains</text:span></text:p>
          <text:list>
            <text:list-item>
              <text:p text:style-name="P21"><text:a xlink:type="simple" xlink:href="https://github.com/Edu4rdSHL/findomain" text:style-name="Internet_20_link" text:visited-style-name="Visited_20_Internet_20_Link"><text:span text:style-name="T6">Findomain</text:span></text:a></text:p>
            </text:list-item>
            <text:list-item>
              <text:p text:style-name="P21"><text:a xlink:type="simple" xlink:href="https://github.com/aboul3la/Sublist3r" text:style-name="Internet_20_link" text:visited-style-name="Visited_20_Internet_20_Link"><text:span text:style-name="T6">Sublist3r</text:span></text:a></text:p>
              <text:p text:style-name="P21"><text:span text:style-name="T3">python3 </text:span><text:a xlink:type="simple" xlink:href="http://sublister.py/" text:style-name="Internet_20_link" text:visited-style-name="Visited_20_Internet_20_Link"><text:span text:style-name="T6">sublister.py</text:span></text:a><text:span text:style-name="T3"> -d target.com</text:span></text:p>
            </text:list-item>
            <text:list-item>
              <text:p text:style-name="P21"><text:soft-page-break/><text:a xlink:type="simple" xlink:href="https://github.com/si9int/Acamar" text:style-name="Internet_20_link" text:visited-style-name="Visited_20_Internet_20_Link"><text:span text:style-name="T6">Acamar</text:span></text:a></text:p>
              <text:p text:style-name="P21"><text:span text:style-name="T3">python3 acamar.py </text:span><text:a xlink:type="simple" xlink:href="http://twitter.com/" text:style-name="Internet_20_link" text:visited-style-name="Visited_20_Internet_20_Link"><text:span text:style-name="T6">t</text:span></text:a><text:span text:style-name="T3">arget.com</text:span></text:p>
            </text:list-item>
            <text:list-item>
              <text:p text:style-name="P21"><text:a xlink:type="simple" xlink:href="https://github.com/tomnomnom/assetfinder" text:style-name="Internet_20_link" text:visited-style-name="Visited_20_Internet_20_Link"><text:span text:style-name="T6">Assetfinder</text:span></text:a></text:p>
              <text:p text:style-name="P21"><text:span text:style-name="T3">assetfinder --subs-only </text:span><text:a xlink:type="simple" xlink:href="http://dominio.com/" text:style-name="Internet_20_link" text:visited-style-name="Visited_20_Internet_20_Link"><text:span text:style-name="T6">dominio.com</text:span></text:a><text:span text:style-name="T3"> | httprobe -t 40000 | tee -a salida.txt</text:span></text:p>
              <text:p text:style-name="P17">-t Timeout in milliseconds (40000 is double the default)</text:p>
            </text:list-item>
            <text:list-item>
              <text:p text:style-name="P21"><text:a xlink:type="simple" xlink:href="https://github.com/OWASP/Amass" text:style-name="Internet_20_link" text:visited-style-name="Visited_20_Internet_20_Link"><text:span text:style-name="T6">Amass</text:span></text:a></text:p>
              <text:p text:style-name="P17">amass net -asn 12345 amass enum --passive -d</text:p>
            </text:list-item>
            <text:list-item>
              <text:p text:style-name="P21"><text:a xlink:type="simple" xlink:href="https://github.com/infosec-au/altdns" text:style-name="Internet_20_link" text:visited-style-name="Visited_20_Internet_20_Link"><text:span text:style-name="T6">Altdns</text:span></text:a></text:p>
              <text:p text:style-name="P17">altdns -i subdomains.txt -o out.txt -w wordlist.txt -r -s out_final.txt</text:p>
            </text:list-item>
            <text:list-item>
              <text:p text:style-name="P21"><text:a xlink:type="simple" xlink:href="http://arthusu.xyz/subdomainScanner/" text:style-name="Internet_20_link" text:visited-style-name="Visited_20_Internet_20_Link"><text:span text:style-name="T6">http://arthusu.xyz/subdomainScanner/</text:span></text:a></text:p>
            </text:list-item>
            <text:list-item>
              <text:p text:style-name="P13"> <text:span text:style-name="T1">Subdomain Takeover</text:span></text:p>
              <text:list>
                <text:list-item>
                  <text:p text:style-name="P9"><text:a xlink:type="simple" xlink:href="https://github.com/haccer/subjack" text:style-name="Internet_20_link" text:visited-style-name="Visited_20_Internet_20_Link"><text:span text:style-name="T6">Subjack</text:span></text:a></text:p>
                </text:list-item>
                <text:list-item>
                  <text:p text:style-name="P9"><text:a xlink:type="simple" xlink:href="https://github.com/LukaSikic/subzy" text:style-name="Internet_20_link" text:visited-style-name="Visited_20_Internet_20_Link"><text:span text:style-name="T6">Subzy</text:span></text:a></text:p>
                </text:list-item>
                <text:list-item>
                  <text:p text:style-name="P9"><text:a xlink:type="simple" xlink:href="https://github.com/antichown/subdomain-takeover" text:style-name="Internet_20_link" text:visited-style-name="Visited_20_Internet_20_Link"><text:span text:style-name="T6">Subdomain-Takeover</text:span></text:a></text:p>
                </text:list-item>
              </text:list>
              <text:p text:style-name="P21"><text:span text:style-name="T3">Check the error message on the page according to "</text:span><text:a xlink:type="simple" xlink:href="https://github.com/EdOverflow/can-i-take-over-xyz" text:style-name="Internet_20_link" text:visited-style-name="Visited_20_Internet_20_Link"><text:span text:style-name="T6">Can I take over XYZ</text:span></text:a><text:span text:style-name="T3">"</text:span></text:p>
            </text:list-item>
          </text:list>
        </text:list-item>
        <text:list-item>
          <text:p text:style-name="P13"> <text:span text:style-name="T1">Screenshots</text:span></text:p>
          <text:list>
            <text:list-item>
              <text:p text:style-name="P21"><text:a xlink:type="simple" xlink:href="https://github.com/michenriksen/aquatone" text:style-name="Internet_20_link" text:visited-style-name="Visited_20_Internet_20_Link"><text:span text:style-name="T6">Aquatone</text:span></text:a></text:p>
              <text:p text:style-name="P17">Example: cat hosts.txt | aquatone -ports (xlarge, small, medium, large, xlarge) -out ~/path/output -scan-timeout 500 -screenshot-timeout 50000 -http-timeout 6000</text:p>
            </text:list-item>
            <text:list-item>
              <text:p text:style-name="P21"><text:a xlink:type="simple" xlink:href="https://github.com/sensepost/gowitness" text:style-name="Internet_20_link" text:visited-style-name="Visited_20_Internet_20_Link"><text:span text:style-name="T6">Gowitness</text:span></text:a></text:p>
            </text:list-item>
          </text:list>
        </text:list-item>
        <text:list-item>
          <text:p text:style-name="P13"><text:soft-page-break/> <text:span text:style-name="T1">Find directories</text:span></text:p>
          <text:list>
            <text:list-item>
              <text:p text:style-name="P9"><text:a xlink:type="simple" xlink:href="https://github.com/maurosoria/dirsearch" text:style-name="Internet_20_link" text:visited-style-name="Visited_20_Internet_20_Link"><text:span text:style-name="T6">Dirsearch</text:span></text:a></text:p>
            </text:list-item>
          </text:list>
          <text:p text:style-name="P21"><text:span text:style-name="T3">Example: python3 </text:span><text:a xlink:type="simple" xlink:href="http://dirsearch.py/" text:style-name="Internet_20_link" text:visited-style-name="Visited_20_Internet_20_Link"><text:span text:style-name="T6">dirsearch.py</text:span></text:a><text:span text:style-name="T3"> -u target.com -E -w ./directory-list-lowercase-2.3-medium.txt -f -t 20 --plain-text-report=/tmp/out.txt</text:span></text:p>
          <text:list text:continue-numbering="true">
            <text:list-item>
              <text:p text:style-name="P9"><text:a xlink:type="simple" xlink:href="https://tools.kali.org/web-applications/gobuster" text:style-name="Internet_20_link" text:visited-style-name="Visited_20_Internet_20_Link"><text:span text:style-name="T6">Gobuster</text:span></text:a></text:p>
            </text:list-item>
            <text:list-item>
              <text:p text:style-name="P9"><text:a xlink:type="simple" xlink:href="https://github.com/ffuf/ffuf" text:style-name="Internet_20_link" text:visited-style-name="Visited_20_Internet_20_Link"><text:span text:style-name="T6">ffuf</text:span></text:a></text:p>
            </text:list-item>
          </text:list>
          <text:p text:style-name="P21"><text:span text:style-name="T3">The secret is to make your own wordlist! But you can use the following as well: </text:span><text:a xlink:type="simple" xlink:href="https://gist.github.com/jhaddix/f64c97d0863a78454e44c2f7119c2a6a" text:style-name="Internet_20_link" text:visited-style-name="Visited_20_Internet_20_Link"><text:span text:style-name="T6">all.txt</text:span></text:a><text:span text:style-name="T3"> </text:span><text:a xlink:type="simple" xlink:href="https://github.com/daviddias/node-dirbuster/tree/master/lists" text:style-name="Internet_20_link" text:visited-style-name="Visited_20_Internet_20_Link"><text:span text:style-name="T6">dirbuster wordlists</text:span></text:a><text:span text:style-name="T3"> </text:span><text:a xlink:type="simple" xlink:href="https://github.com/danielmiessler/SecLists" text:style-name="Internet_20_link" text:visited-style-name="Visited_20_Internet_20_Link"><text:span text:style-name="T6">SecLists</text:span></text:a></text:p>
          <text:p text:style-name="P17">You can use the following tools to create custom Wordlists:</text:p>
          <text:list text:continue-numbering="true">
            <text:list-item>
              <text:p text:style-name="P9"><text:a xlink:type="simple" xlink:href="https://github.com/digininja/CeWL" text:style-name="Internet_20_link" text:visited-style-name="Visited_20_Internet_20_Link"><text:span text:style-name="T6">CeWL</text:span></text:a></text:p>
            </text:list-item>
            <text:list-item>
              <text:p text:style-name="P7">Burp "Wordlist Extractor"</text:p>
            </text:list-item>
          </text:list>
        </text:list-item>
        <text:list-item>
          <text:p text:style-name="P13"> <text:span text:style-name="T1">Scanner CMS</text:span></text:p>
          <text:list>
            <text:list-item>
              <text:p text:style-name="P9"><text:a xlink:type="simple" xlink:href="https://github.com/Dionach/CMSmap" text:style-name="Internet_20_link" text:visited-style-name="Visited_20_Internet_20_Link"><text:span text:style-name="T6">CMSMap</text:span></text:a></text:p>
            </text:list-item>
            <text:list-item>
              <text:p text:style-name="P9"><text:a xlink:type="simple" xlink:href="https://github.com/wpscanteam/wpscan" text:style-name="Internet_20_link" text:visited-style-name="Visited_20_Internet_20_Link"><text:span text:style-name="T6">WPscan</text:span></text:a></text:p>
            </text:list-item>
          </text:list>
        </text:list-item>
        <text:list-item>
          <text:p text:style-name="P13"> <text:span text:style-name="T1">Find apps on the Webserver (Virtual hosts/Subdomain), uncommon ports, DNS zone transfers</text:span></text:p>
          <text:list>
            <text:list-item>
              <text:p text:style-name="P21"><text:a xlink:type="simple" xlink:href="https://github.com/robertdavidgraham/masscan" text:style-name="Internet_20_link" text:visited-style-name="Visited_20_Internet_20_Link"><text:span text:style-name="T6">Masscan</text:span></text:a></text:p>
              <text:p text:style-name="P17">Example: ./masscan -iL targets.txt -p0-65535 --max-rate 10000 -sS -Pn --randomize-hosts -banners -oX output.xml</text:p>
              <text:p text:style-name="P17">-p0-65535 (all ports) -max-rate 10000 (Number of packets pr. second to trasmit. Default is 100/second)</text:p>
              <text:p text:style-name="P17">Most common web ports: ./masscan -p443,8443,80,8080,8000 165.183.102.0/23,165.183.106.0/24,165.183.108.0/24 --rate 1000</text:p>
            </text:list-item>
            <text:list-item>
              <text:p text:style-name="P17">Massdns</text:p>
              <text:p text:style-name="P17">Resolves AAAA records from a list of domains (domains.txt) and saves them in results.txt</text:p>
              <text:p text:style-name="P17"><text:soft-page-break/>./bin/massdns -r lists/resolvers.txt -t AAAA -w results.txt domains.txt (AAAA is for ipv6, A is for ipv4)</text:p>
              <text:p text:style-name="P21"><text:a xlink:type="simple" xlink:href="https://github.com/bberastegui/fresh-dns-servers" text:style-name="Internet_20_link" text:visited-style-name="Visited_20_Internet_20_Link"><text:span text:style-name="T6">Updated list of resolvers:</text:span></text:a><text:span text:style-name="T3"> ./bin/massdns -r &lt;(curl -s </text:span><text:a xlink:type="simple" xlink:href="https://raw.githubusercontent.com/BBerastegui/fresh-dns-servers/master/resolvers.txt" text:style-name="Internet_20_link" text:visited-style-name="Visited_20_Internet_20_Link"><text:span text:style-name="T6">https://raw.githubusercontent.com/BBerastegui/fresh-dns-servers/master/resolvers.txt</text:span></text:a><text:span text:style-name="T3">)</text:span></text:p>
              <text:p text:style-name="P17">./bin/massdns -r lists/resolvers.txt -t AAAA -w results.txt domains.txt</text:p>
              <text:p text:style-name="P17">(AAAA is for ipv6, A is for ipv4)</text:p>
              <text:p text:style-name="P17">./scripts/ptr.py | ./bin/massdns -r lists/resolvers.txt -t PTR -w ptr.txt</text:p>
            </text:list-item>
            <text:list-item>
              <text:p text:style-name="P21"><text:a xlink:type="simple" xlink:href="https://nmap.org/" text:style-name="Internet_20_link" text:visited-style-name="Visited_20_Internet_20_Link"><text:span text:style-name="T6">Nmap</text:span></text:a></text:p>
              <text:p text:style-name="P17">nmap target -sS -A -PN -sC -sV -vvv -p-65535</text:p>
              <text:p text:style-name="P17">-sS syn scan -A OS + service fingerprint -PN No Ping -sC Scripts -sV Detección de versiones -vvv Verbosity -p-65535 (all ports, except 0) (-p-)</text:p>
            </text:list-item>
            <text:list-item>
              <text:p text:style-name="P21"><text:a xlink:type="simple" xlink:href="https://github.com/tomnomnom/httprobe" text:style-name="Internet_20_link" text:visited-style-name="Visited_20_Internet_20_Link"><text:span text:style-name="T6">HTTProbe</text:span></text:a></text:p>
              <text:p text:style-name="P17">Example: cat archive.txt | ./httprobe -p http:81 -p https:8443 -p http:8000 -p http:8001 -p http:8080 -p http:8181 -t 40000</text:p>
              <text:p text:style-name="P17">-t Timeout in miliseconds (40000 is double the default [20000])</text:p>
            </text:list-item>
            <text:list-item>
              <text:p text:style-name="P21"><text:a xlink:type="simple" xlink:href="https://github.com/sullo/nikto" text:style-name="Internet_20_link" text:visited-style-name="Visited_20_Internet_20_Link"><text:span text:style-name="T6">Nikto</text:span></text:a></text:p>
              <text:p text:style-name="P17">Example: nikto -host -output -port</text:p>
            </text:list-item>
            <text:list-item>
              <text:p text:style-name="P21"><text:a xlink:type="simple" xlink:href="https://github.com/jobertabma/virtual-host-discovery" text:style-name="Internet_20_link" text:visited-style-name="Visited_20_Internet_20_Link"><text:span text:style-name="T6">Virtual Host Discovery</text:span></text:a></text:p>
            </text:list-item>
          </text:list>
        </text:list-item>
        <text:list-item>
          <text:p text:style-name="P13"> <text:span text:style-name="T1">Identify "entry points" in the app (Identifies from hidden fields, parameters, HTTP methods, header analysis)</text:span></text:p>
        </text:list-item>
        <text:list-item>
          <text:p text:style-name="P13"><text:soft-page-break/> <text:span text:style-name="T1">Fingerprints (Framework, technology, etc.)</text:span></text:p>
          <text:list>
            <text:list-item>
              <text:p text:style-name="P9"><text:a xlink:type="simple" xlink:href="https://www.wappalyzer.com/" text:style-name="Internet_20_link" text:visited-style-name="Visited_20_Internet_20_Link"><text:span text:style-name="T6">Wappalyzer</text:span></text:a><text:span text:style-name="T3"> (browser extention)</text:span></text:p>
            </text:list-item>
          </text:list>
        </text:list-item>
        <text:list-item>
          <text:p text:style-name="P13"> <text:span text:style-name="T1">Maps the architecture of the app (Identify application architecture including Web language, WAF, Reverse proxy, Application Server, Backend Database)</text:span></text:p>
        </text:list-item>
        <text:list-item>
          <text:p text:style-name="P13"> <text:span text:style-name="T1">Robots.txt and review the HTML source code</text:span></text:p>
        </text:list-item>
        <text:list-item>
          <text:p text:style-name="P13"> <text:span text:style-name="T1">Web Crawler</text:span></text:p>
          <text:list>
            <text:list-item>
              <text:p text:style-name="P7">Crawl burp (ex spider)</text:p>
            </text:list-item>
            <text:list-item>
              <text:p text:style-name="P9"><text:a xlink:type="simple" xlink:href="https://github.com/hakluke/hakrawler" text:style-name="Internet_20_link" text:visited-style-name="Visited_20_Internet_20_Link"><text:span text:style-name="T6">Hakrawler</text:span></text:a></text:p>
            </text:list-item>
          </text:list>
          <text:p text:style-name="P17">Example: ./assetfinder target.com | hakrawler</text:p>
          <text:p text:style-name="P17">./hakrawler -url target.com -depth 1</text:p>
          <text:list text:continue-numbering="true">
            <text:list-item>
              <text:p text:style-name="P9"><text:a xlink:type="simple" xlink:href="http://arthusu.xyz/crawler/index.php?menu=crawler" text:style-name="Internet_20_link" text:visited-style-name="Visited_20_Internet_20_Link"><text:span text:style-name="T6">http://arthusu.xyz/crawler/index.php?menu=crawler</text:span></text:a></text:p>
            </text:list-item>
          </text:list>
        </text:list-item>
        <text:list-item>
          <text:p text:style-name="P13"> <text:span text:style-name="T1">Waybackmachine</text:span></text:p>
          <text:list>
            <text:list-item>
              <text:p text:style-name="P9"><text:a xlink:type="simple" xlink:href="https://github.com/tomnomnom/waybackurls" text:style-name="Internet_20_link" text:visited-style-name="Visited_20_Internet_20_Link"><text:span text:style-name="T6">Waybackurls</text:span></text:a></text:p>
            </text:list-item>
            <text:list-item>
              <text:p text:style-name="P9"><text:a xlink:type="simple" xlink:href="https://github.com/ghostlulzhacks/waybackSqliScanner" text:style-name="Internet_20_link" text:visited-style-name="Visited_20_Internet_20_Link"><text:span text:style-name="T6">WaybackurlSqliScanner</text:span></text:a></text:p>
            </text:list-item>
            <text:list-item>
              <text:p text:style-name="P9"><text:a xlink:type="simple" xlink:href="http://arthusu.xyz/crawler/index.php?menu=urls" text:style-name="Internet_20_link" text:visited-style-name="Visited_20_Internet_20_Link"><text:span text:style-name="T6">http://arthusu.xyz/crawler/index.php?menu=urls</text:span></text:a></text:p>
            </text:list-item>
          </text:list>
        </text:list-item>
        <text:list-item>
          <text:p text:style-name="P21"><text:span text:style-name="T5"> </text:span><text:span text:style-name="T3">GetAllUrls (</text:span><text:a xlink:type="simple" xlink:href="https://github.com/lc/gau" text:style-name="Internet_20_link" text:visited-style-name="Visited_20_Internet_20_Link"><text:span text:style-name="T6">GAU</text:span></text:a><text:span text:style-name="T3">)</text:span></text:p>
          <text:p text:style-name="P17">Example: gau example.com</text:p>
        </text:list-item>
        <text:list-item>
          <text:p text:style-name="P13"> <text:span text:style-name="T1">File analysis js</text:span></text:p>
          <text:list>
            <text:list-item>
              <text:p text:style-name="P9"><text:a xlink:type="simple" xlink:href="https://github.com/jobertabma/relative-url-extractor" text:style-name="Internet_20_link" text:visited-style-name="Visited_20_Internet_20_Link"><text:span text:style-name="T6">Relative-url-extractor</text:span></text:a><text:span text:style-name="T3"> (Extract JS from file for analysis)</text:span></text:p>
            </text:list-item>
            <text:list-item>
              <text:p text:style-name="P9"><text:a xlink:type="simple" xlink:href="https://github.com/nahamsec/JSParser" text:style-name="Internet_20_link" text:visited-style-name="Visited_20_Internet_20_Link"><text:span text:style-name="T6">JSParser</text:span></text:a><text:span text:style-name="T3"> (find endpoints in the JS)</text:span></text:p>
            </text:list-item>
            <text:list-item>
              <text:p text:style-name="P9"><text:a xlink:type="simple" xlink:href="https://github.com/GerbenJavado/LinkFinder" text:style-name="Internet_20_link" text:visited-style-name="Visited_20_Internet_20_Link"><text:span text:style-name="T6">LinkFinder</text:span></text:a><text:span text:style-name="T3"> (Find URLs and parameters in the JS)</text:span></text:p>
            </text:list-item>
            <text:list-item>
              <text:p text:style-name="P9"><text:a xlink:type="simple" xlink:href="http://arthusu.xyz/crawler/index.php?menu=JsScanner" text:style-name="Internet_20_link" text:visited-style-name="Visited_20_Internet_20_Link"><text:span text:style-name="T6">http://arthusu.xyz/crawler/index.php?menu=JsScanner</text:span></text:a></text:p>
            </text:list-item>
          </text:list>
        </text:list-item>
        <text:list-item>
          <text:p text:style-name="P13"> <text:span text:style-name="T1">Parameter fuzzing</text:span></text:p>
          <text:list>
            <text:list-item>
              <text:p text:style-name="P21"><text:span text:style-name="T3">f</text:span><text:a xlink:type="simple" xlink:href="https://github.com/ffuf/ffuf" text:style-name="Internet_20_link" text:visited-style-name="Visited_20_Internet_20_Link"><text:span text:style-name="T6">fuf</text:span></text:a></text:p>
            </text:list-item>
            <text:list-item>
              <text:p text:style-name="P21"><text:a xlink:type="simple" xlink:href="https://wfuzz.readthedocs.io/en/latest/" text:style-name="Internet_20_link" text:visited-style-name="Visited_20_Internet_20_Link"><text:span text:style-name="T6">Wfuzz</text:span></text:a></text:p>
            </text:list-item>
            <text:list-item>
              <text:p text:style-name="P21"><text:soft-page-break/><text:a xlink:type="simple" xlink:href="https://github.com/s0md3v/Arjun" text:style-name="Internet_20_link" text:visited-style-name="Visited_20_Internet_20_Link"><text:span text:style-name="T6">Arjun</text:span></text:a></text:p>
              <text:p text:style-name="P21"><text:span text:style-name="T3">Example: python3 arjun.py -u </text:span><text:a xlink:type="simple" xlink:href="https://api.example.com/endpoint" text:style-name="Internet_20_link" text:visited-style-name="Visited_20_Internet_20_Link"><text:span text:style-name="T6">https://api.example.com/endpoint</text:span></text:a><text:span text:style-name="T3"> --get -o result.json</text:span></text:p>
              <text:p text:style-name="P17">python3 arjun.py --urls targets.txt --get -o result.json</text:p>
            </text:list-item>
          </text:list>
        </text:list-item>
        <text:list-item>
          <text:p text:style-name="P13"> <text:span text:style-name="T1">Tools that make "TODO" lists</text:span></text:p>
        </text:list-item>
        <text:list-item>
          <text:p text:style-name="P21"><text:a xlink:type="simple" xlink:href="https://github.com/s0md3v/Photon" text:style-name="Internet_20_link" text:visited-style-name="Visited_20_Internet_20_Link"><text:span text:style-name="T6">Photon</text:span></text:a></text:p>
          <text:p text:style-name="P21"><text:span text:style-name="T3">Example: python3 </text:span><text:a xlink:type="simple" xlink:href="http://photon.py/" text:style-name="Internet_20_link" text:visited-style-name="Visited_20_Internet_20_Link"><text:span text:style-name="T6">photon.py</text:span></text:a><text:span text:style-name="T3"> -u </text:span><text:a xlink:type="simple" xlink:href="https://www.target.com/" text:style-name="Internet_20_link" text:visited-style-name="Visited_20_Internet_20_Link"><text:span text:style-name="T6">https://www.target.com</text:span></text:a><text:span text:style-name="T3"> -l 3 -t 100 --wayback -o /output/dir/ -v --keys --dns</text:span></text:p>
        </text:list-item>
        <text:list-item>
          <text:p text:style-name="P21"><text:a xlink:type="simple" xlink:href="https://github.com/nahamsec/lazyrecon" text:style-name="Internet_20_link" text:visited-style-name="Visited_20_Internet_20_Link"><text:span text:style-name="T6">Lazyrecon</text:span></text:a></text:p>
          <text:p text:style-name="P21"><text:span text:style-name="T3">Example: ./lazyrecon.sh -d </text:span><text:a xlink:type="simple" xlink:href="http://target.com/" text:style-name="Internet_20_link" text:visited-style-name="Visited_20_Internet_20_Link"><text:span text:style-name="T6">target.com</text:span></text:a></text:p>
        </text:list-item>
      </text:list>
      <text:h text:style-name="P2" text:outline-level="2"><text:bookmark text:name="user-content-dynamic-analysis-of-applications"/><text:span text:style-name="Strong_20_Emphasis"><text:span text:style-name="T4">Dynamic analysis of applications:</text:span></text:span></text:h>
      <text:h text:style-name="P3" text:outline-level="3"><text:bookmark text:name="user-content-autentication"/><text:span text:style-name="Strong_20_Emphasis"><text:span text:style-name="T4">Autentication:</text:span></text:span></text:h>
      <text:list xml:id="list2121834108" text:style-name="L2">
        <text:list-item>
          <text:p text:style-name="P11"> <text:span text:style-name="T1">User registration process</text:span></text:p>
        </text:list-item>
        <text:list-item>
          <text:p text:style-name="P25"> <text:span text:style-name="T1">Password reset process</text:span></text:p>
          <text:list>
            <text:list-item>
              <text:p text:style-name="P8">Password reset tokens (expiration/reuse)</text:p>
            </text:list-item>
          </text:list>
        </text:list-item>
        <text:list-item>
          <text:p text:style-name="P25"> <text:span text:style-name="T1">Failed retry lockout (DoS)</text:span></text:p>
        </text:list-item>
        <text:list-item>
          <text:p text:style-name="P25"> <text:span text:style-name="T1">Password policies</text:span></text:p>
        </text:list-item>
        <text:list-item>
          <text:p text:style-name="P25"> <text:span text:style-name="T1">Update profile information without asking password</text:span></text:p>
        </text:list-item>
        <text:list-item>
          <text:p text:style-name="P25"> <text:span text:style-name="T1">Default or easy to guess keys</text:span></text:p>
        </text:list-item>
        <text:list-item>
          <text:p text:style-name="P25"> <text:span text:style-name="T1">User enumeration</text:span></text:p>
        </text:list-item>
        <text:list-item>
          <text:p text:style-name="P25"> <text:span text:style-name="T1">HTTP Authentication</text:span></text:p>
        </text:list-item>
        <text:list-item>
          <text:p text:style-name="P25"> <text:span text:style-name="T1">Authentication Bypass</text:span></text:p>
        </text:list-item>
        <text:list-item>
          <text:p text:style-name="P25"><text:soft-page-break/> <text:span text:style-name="T1">Identify weak authentication channels (Find primary mechanism and identify secondary mechanicsm / methods [Mobile App, Call Center, SSO])</text:span></text:p>
        </text:list-item>
      </text:list>
      <text:h text:style-name="P3" text:outline-level="3"><text:bookmark text:name="user-content-authorization"/><text:span text:style-name="Strong_20_Emphasis"><text:span text:style-name="T4">Authorization:</text:span></text:span></text:h>
      <text:list xml:id="list3554251400" text:style-name="L3">
        <text:list-item>
          <text:p text:style-name="P14"> <text:span text:style-name="T1">Testing Directory traversal/file inclusion</text:span></text:p>
        </text:list-item>
        <text:list-item>
          <text:p text:style-name="P14"> <text:span text:style-name="T1">Access to features, functionality or data that should not be available for the current role (priviliege escalation, horizontal &amp; vertical)</text:span></text:p>
          <text:p text:style-name="P18">Example: Access admin functionality from a user account without privileges (create, delete, modify users...)</text:p>
        </text:list-item>
        <text:list-item>
          <text:p text:style-name="P14"> <text:span text:style-name="T1">IDORs</text:span></text:p>
          <text:p text:style-name="P22"><text:span text:style-name="T3">Example: The following URL returns our profile: target.com/profile?idUser=123 Cambiar por target.com/profile?idUser=12</text:span><text:span text:style-name="Strong_20_Emphasis"><text:span text:style-name="T2">4</text:span></text:span><text:span text:style-name="T3"> Do you have access? Should this profile be accessible to our current user?</text:span></text:p>
        </text:list-item>
      </text:list>
      <text:h text:style-name="P3" text:outline-level="3"><text:bookmark text:name="user-content-session"/><text:span text:style-name="Strong_20_Emphasis"><text:span text:style-name="T4">Session:</text:span></text:span></text:h>
      <text:list xml:id="list1440851448" text:style-name="L4">
        <text:list-item>
          <text:p text:style-name="P15"> <text:span text:style-name="T1">No cookie validation</text:span></text:p>
        </text:list-item>
        <text:list-item>
          <text:p text:style-name="P15"> <text:span text:style-name="T1">Not setting a new cookie (session fixation - logout -&gt; Login again)</text:span></text:p>
        </text:list-item>
        <text:list-item>
          <text:p text:style-name="P15"> <text:span text:style-name="T1">Cookieis easy to reverse engineer (base64/Hash ID)</text:span></text:p>
        </text:list-item>
        <text:list-item>
          <text:p text:style-name="P15"> <text:span text:style-name="T1">Are security options set? (secure/HttpOnly)</text:span></text:p>
          <text:p text:style-name="P19">HttpOnly not set? is there an XSS? &lt;script&gt;alert(document.cookie)&lt;/script&gt;</text:p>
        </text:list-item>
        <text:list-item>
          <text:p text:style-name="P23"><text:span text:style-name="T5"> </text:span><text:span text:style-name="T3">Testing for </text:span><text:span text:style-name="Strong_20_Emphasis"><text:span text:style-name="T2">C</text:span></text:span><text:span text:style-name="T3">ross </text:span><text:span text:style-name="Strong_20_Emphasis"><text:span text:style-name="T2">S</text:span></text:span><text:span text:style-name="T3">ite </text:span><text:span text:style-name="Strong_20_Emphasis"><text:span text:style-name="T2">R</text:span></text:span><text:span text:style-name="T3">equest </text:span><text:span text:style-name="Strong_20_Emphasis"><text:span text:style-name="T2">F</text:span></text:span><text:span text:style-name="T3">orgery</text:span></text:p>
          <text:p text:style-name="P19">Delete token (parameter y header) Forge your own token Use a second identical CSRF parameter Change POST to GET (or reverse, put, etc)</text:p>
          <text:p text:style-name="P19"><text:soft-page-break/>Features that should be tested: . Add / Upload file · Change Email · Delete files · Change Password · Transfer money · Edit profile</text:p>
        </text:list-item>
        <text:list-item>
          <text:p text:style-name="P15"> <text:span text:style-name="T1">Logout</text:span></text:p>
          <text:p text:style-name="P19">Are you actually logged out? (Session is destroyed)</text:p>
        </text:list-item>
        <text:list-item>
          <text:p text:style-name="P15"> <text:span text:style-name="T1">Session timeout</text:span></text:p>
          <text:p text:style-name="P19">Does the session expire after a reasonable amount of time?</text:p>
        </text:list-item>
        <text:list-item>
          <text:p text:style-name="P15"> <text:span text:style-name="T1">JWT</text:span></text:p>
          <text:p text:style-name="P23"><text:span text:style-name="T3">Signature check Check claims (Especially: </text:span><text:span text:style-name="Strong_20_Emphasis"><text:span text:style-name="T2">aud</text:span></text:span><text:span text:style-name="T3"> -&gt; "In practical use, this tends to be the "client id" or "client key" of the application that the JWT is intended to be used by."") Signature algorithm Sensitive information in the token How is it revoked? How is it used? How is it processed?</text:span></text:p>
          <text:list>
            <text:list-item>
              <text:p text:style-name="P23"><text:a xlink:type="simple" xlink:href="https://github.com/brendan-rius/c-jwt-cracker" text:style-name="Internet_20_link" text:visited-style-name="Visited_20_Internet_20_Link"><text:span text:style-name="T6">c-jwt-cracker</text:span></text:a></text:p>
              <text:p text:style-name="P19">Brute force, example: ./jwtcrack eyJhbGciOiJIUzI1NiIsInR5cCI6IkpXVCJ9.eyJzdWIiOiIxMjM0NTY3ODkwIiwibmFtZSI6IkpvaG4gRG9lIiwiYWRtaW4iOnRydWV9.cAOIAifu3fykvhkHpbuhbvtH807-Z2rI1FS3vX1XMjE</text:p>
            </text:list-item>
            <text:list-item>
              <text:p text:style-name="P23"><text:a xlink:type="simple" xlink:href="https://github.com/ticarpi/jwt_tool" text:style-name="Internet_20_link" text:visited-style-name="Visited_20_Internet_20_Link"><text:span text:style-name="T6">jwt_tool</text:span></text:a></text:p>
              <text:p text:style-name="P19">Check various vulns, crack with dictionary Example: python3 jwt_tool.py</text:p>
            </text:list-item>
            <text:list-item>
              <text:p text:style-name="P23"><text:a xlink:type="simple" xlink:href="https://raw.githubusercontent.com/Sjord/jwtcrack/master/jwt2john.py" text:style-name="Internet_20_link" text:visited-style-name="Visited_20_Internet_20_Link"><text:span text:style-name="T6">JWT2John</text:span></text:a></text:p>
            </text:list-item>
          </text:list>
          <text:p text:style-name="P23"><text:span text:style-name="T3">Convert JWT to a format crackable by John python3 </text:span><text:a xlink:type="simple" xlink:href="http://jwt2john.py/" text:style-name="Internet_20_link" text:visited-style-name="Visited_20_Internet_20_Link"><text:span text:style-name="T6">jwt2john.py</text:span></text:a></text:p>
          <text:p text:style-name="P19">Execute John: ./john /tmp/token.txt —wordlist=wordlist.txt</text:p>
        </text:list-item>
      </text:list>
      <text:h text:style-name="P3" text:outline-level="3"><text:bookmark text:name="user-content-general"/><text:soft-page-break/><text:span text:style-name="Strong_20_Emphasis"><text:span text:style-name="T4">General:</text:span></text:span></text:h>
      <text:list xml:id="list731362551" text:style-name="L5">
        <text:list-item>
          <text:p text:style-name="P16"> <text:span text:style-name="T1">Test HTTP Methods</text:span></text:p>
        </text:list-item>
        <text:list-item>
          <text:p text:style-name="P16"> <text:span text:style-name="T1">Header Injections</text:span></text:p>
          <text:p text:style-name="P20">X-Forwarded-Host: xxxx.com X-Forwarded-For: 127.0.0.1 X-Remote-IP: 127.0.0.1 X-Remote-Addr: 127.0.0.1 X-Originating-IP: 127.0.0.1</text:p>
        </text:list-item>
        <text:list-item>
          <text:p text:style-name="P16"> <text:span text:style-name="T1">Test CORS</text:span></text:p>
        </text:list-item>
        <text:list-item>
          <text:p text:style-name="P16"> <text:span text:style-name="T1">S3 AWS</text:span></text:p>
          <text:list>
            <text:list-item>
              <text:p text:style-name="P10"><text:a xlink:type="simple" xlink:href="https://github.com/nahamsec/lazys3" text:style-name="Internet_20_link" text:visited-style-name="Visited_20_Internet_20_Link"><text:span text:style-name="T6">lazys3</text:span></text:a></text:p>
            </text:list-item>
            <text:list-item>
              <text:p text:style-name="P10"><text:a xlink:type="simple" xlink:href="https://aws.amazon.com/es/cli/" text:style-name="Internet_20_link" text:visited-style-name="Visited_20_Internet_20_Link"><text:span text:style-name="T6">AWS Cli</text:span></text:a></text:p>
            </text:list-item>
          </text:list>
          <text:p text:style-name="P24"><text:a xlink:type="simple" xlink:href="http://bucket.s3.amazonaws.com/" text:style-name="Internet_20_link" text:visited-style-name="Visited_20_Internet_20_Link"><text:span text:style-name="T6">http://bucket.s3.amazonaws.com</text:span></text:a><text:span text:style-name="T3"> / </text:span><text:a xlink:type="simple" xlink:href="http://s3.amazonaws.com/bucket" text:style-name="Internet_20_link" text:visited-style-name="Visited_20_Internet_20_Link"><text:span text:style-name="T6">http://s3.amazonaws.com/bucket</text:span></text:a><text:span text:style-name="T3"> aws s3 cp test.txt s3://target --no-sign-request aws s3 ls s3://target --no-sign-request</text:span></text:p>
          <text:list text:continue-numbering="true">
            <text:list-item>
              <text:p text:style-name="P10"><text:a xlink:type="simple" xlink:href="https://gist.github.com/jhaddix/78cece26c91c6263653f31ba453e273b" text:style-name="Internet_20_link" text:visited-style-name="Visited_20_Internet_20_Link"><text:span text:style-name="T6">Metadata Cloud</text:span></text:a></text:p>
            </text:list-item>
            <text:list-item>
              <text:p text:style-name="P10"><text:a xlink:type="simple" xlink:href="https://github.com/streaak/keyhacks#AWS-Access-Key-ID-and-Secret" text:style-name="Internet_20_link" text:visited-style-name="Visited_20_Internet_20_Link"><text:span text:style-name="T6">How the AWS Access Key &amp; Secret works</text:span></text:a></text:p>
            </text:list-item>
          </text:list>
        </text:list-item>
      </text:list>
      <text:h text:style-name="P4" text:outline-level="3"><text:bookmark text:name="user-content-xss"/>XSS</text:h>
      <text:p text:style-name="P5"><text:a xlink:type="simple" xlink:href="https://github.com/nettitude/xss_payloads" text:style-name="Internet_20_link" text:visited-style-name="Visited_20_Internet_20_Link"><text:span text:style-name="T6">XSS Payloads</text:span></text:a></text:p>
      <text:list xml:id="list3755472537" text:style-name="L6">
        <text:list-item>
          <text:p text:style-name="P12"><text:span text:style-name="T5"> </text:span><text:a xlink:type="simple" xlink:href="https://github.com/hahwul/XSpear" text:style-name="Internet_20_link" text:visited-style-name="Visited_20_Internet_20_Link"><text:span text:style-name="T6">XSpear</text:span></text:a></text:p>
        </text:list-item>
      </text:list>
      <text:h text:style-name="P4" text:outline-level="3"><text:bookmark text:name="user-content-payloads"/>Payloads</text:h>
      <text:p text:style-name="P6"><text:a xlink:type="simple" xlink:href="https://github.com/swisskyrepo/PayloadsAllTheThings" text:style-name="Internet_20_link" text:visited-style-name="Visited_20_Internet_20_Link"><text:span text:style-name="T6">PayloadAllTheTHings</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1T07:42:42.351681810</meta:creation-date>
    <dc:date>2020-10-01T07:43:54.759826552</dc:date>
    <meta:editing-duration>PT1M13S</meta:editing-duration>
    <meta:editing-cycles>1</meta:editing-cycles>
    <meta:document-statistic meta:table-count="0" meta:image-count="0" meta:object-count="0" meta:page-count="10" meta:paragraph-count="184" meta:word-count="1177" meta:character-count="7825" meta:non-whitespace-character-count="6964"/>
    <meta:generator>LibreOffice/7.0.1.2$Linux_X86_64 LibreOffice_project/00$Build-2</meta:generator>
  </office:meta>
</office:document-meta>
</file>